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400000054DFCD7C6C.png"/>
  <manifest:file-entry manifest:media-type="image/png" manifest:full-path="Pictures/1000000000000082000000801CC4165B.png"/>
  <manifest:file-entry manifest:media-type="image/png" manifest:full-path="Pictures/100000000000002D00000032E533E1B3.png"/>
  <manifest:file-entry manifest:media-type="image/png" manifest:full-path="Pictures/100000000000005E0000005285A5CA43.png"/>
  <manifest:file-entry manifest:media-type="image/png" manifest:full-path="Pictures/10000000000000280000002EA051D0FC.png"/>
  <manifest:file-entry manifest:media-type="image/png" manifest:full-path="Pictures/1000000000000031000000345E811657.png"/>
  <manifest:file-entry manifest:media-type="image/png" manifest:full-path="Pictures/100000000000003A000000351883194C.png"/>
  <manifest:file-entry manifest:media-type="image/png" manifest:full-path="Pictures/100000000000003D000000355BA9711E.png"/>
  <manifest:file-entry manifest:media-type="image/png" manifest:full-path="Pictures/10000000000000200000002000309F1C.png"/>
  <manifest:file-entry manifest:media-type="image/png" manifest:full-path="Pictures/100000000000003100000033A74EB7BB.png"/>
  <manifest:file-entry manifest:media-type="image/png" manifest:full-path="Pictures/100000000000002A000000292CB946A6.png"/>
  <manifest:file-entry manifest:media-type="image/png" manifest:full-path="Pictures/100000000000005E0000005CDEF9CF39.png"/>
  <manifest:file-entry manifest:media-type="image/png" manifest:full-path="Pictures/100000000000002A0000003131D89074.png"/>
  <manifest:file-entry manifest:media-type="image/png" manifest:full-path="Pictures/1000000000000027000000320488BA3A.png"/>
  <manifest:file-entry manifest:media-type="image/png" manifest:full-path="Pictures/10000000000000280000002F254905F5.png"/>
  <manifest:file-entry manifest:media-type="image/png" manifest:full-path="Pictures/1000000000000032000000527E8428F2.png"/>
  <manifest:file-entry manifest:media-type="image/png" manifest:full-path="Pictures/10000000000000600000005A638B8A95.png"/>
  <manifest:file-entry manifest:media-type="image/png" manifest:full-path="Pictures/100000000000002F000000367D029D86.png"/>
  <manifest:file-entry manifest:media-type="image/png" manifest:full-path="Pictures/1000000000000034000000681E6E38C5.png"/>
  <manifest:file-entry manifest:media-type="image/png" manifest:full-path="Pictures/100000000000002C000000285ADF2E59.png"/>
  <manifest:file-entry manifest:media-type="image/png" manifest:full-path="Pictures/100000000000002A0000002CAAB10732.png"/>
  <manifest:file-entry manifest:media-type="image/png" manifest:full-path="Pictures/10000000000000350000002C0A4090CC.png"/>
  <manifest:file-entry manifest:media-type="image/png" manifest:full-path="Pictures/100000000000002C000000307090916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2cm" svg:height="2.709cm" svg:x="1.248cm" svg:y="1.291cm">
          <draw:image xlink:href="Pictures/1000000000000082000000801CC4165B.png" xlink:type="simple" xlink:show="embed" xlink:actuate="onLoad">
            <text:p/>
          </draw:image>
        </draw:frame>
        <draw:frame draw:style-name="gr2" draw:layer="layout" svg:width="2.5cm" svg:height="1cm" svg:x="1.5cm" svg:y="4cm">
          <draw:text-box>
            <text:p>Tree</text:p>
          </draw:text-box>
        </draw:frame>
        <draw:frame draw:style-name="gr1" draw:text-style-name="P1" draw:layer="layout" svg:width="0.889cm" svg:height="0.868cm" svg:x="8.611cm" svg:y="2.132cm">
          <draw:image xlink:href="Pictures/100000000000002A000000292CB946A6.png" xlink:type="simple" xlink:show="embed" xlink:actuate="onLoad">
            <text:p/>
          </draw:image>
        </draw:frame>
        <draw:line draw:style-name="gr3" draw:text-style-name="P1" draw:layer="layout" svg:x1="4cm" svg:y1="2.5cm" svg:x2="8.5cm" svg:y2="2.5cm">
          <text:p/>
        </draw:line>
        <draw:frame draw:style-name="gr2" draw:layer="layout" svg:width="3.5cm" svg:height="1cm" svg:x="4.5cm" svg:y="2.5cm">
          <draw:text-box>
            <text:p>Cut wood</text:p>
          </draw:text-box>
        </draw:frame>
        <draw:frame draw:style-name="gr1" draw:text-style-name="P1" draw:layer="layout" svg:width="2.117cm" svg:height="1.778cm" svg:x="1.5cm" svg:y="6.222cm">
          <draw:image xlink:href="Pictures/100000000000006400000054DFCD7C6C.png" xlink:type="simple" xlink:show="embed" xlink:actuate="onLoad">
            <text:p/>
          </draw:image>
        </draw:frame>
        <draw:frame draw:style-name="gr4" draw:layer="layout" svg:width="2.5cm" svg:height="0.963cm" svg:x="1.5cm" svg:y="8.037cm">
          <draw:text-box>
            <text:p>Well</text:p>
          </draw:text-box>
        </draw:frame>
        <draw:frame draw:style-name="gr1" draw:text-style-name="P1" draw:layer="layout" svg:width="0.889cm" svg:height="1.037cm" svg:x="8.5cm" svg:y="6.5cm">
          <draw:image xlink:href="Pictures/100000000000002A0000003131D89074.png" xlink:type="simple" xlink:show="embed" xlink:actuate="onLoad">
            <text:p/>
          </draw:image>
        </draw:frame>
        <draw:frame draw:style-name="gr5" draw:layer="layout" svg:width="2.5cm" svg:height="0.963cm" svg:x="8cm" svg:y="7.537cm">
          <draw:text-box>
            <text:p>Water</text:p>
          </draw:text-box>
        </draw:frame>
        <draw:line draw:style-name="gr3" draw:text-style-name="P1" draw:layer="layout" svg:x1="3.5cm" svg:y1="7cm" svg:x2="8.5cm" svg:y2="7cm">
          <text:p/>
        </draw:line>
        <draw:frame draw:style-name="gr5" draw:layer="layout" svg:width="4.5cm" svg:height="0.963cm" svg:x="3.5cm" svg:y="7.037cm">
          <draw:text-box>
            <text:p>Collect <text:s/>water</text:p>
          </draw:text-box>
        </draw:frame>
        <draw:frame draw:style-name="gr1" draw:text-style-name="P1" draw:layer="layout" svg:width="1.122cm" svg:height="0.931cm" svg:x="12.878cm" svg:y="4.5cm">
          <draw:image xlink:href="Pictures/10000000000000350000002C0A4090CC.png" xlink:type="simple" xlink:show="embed" xlink:actuate="onLoad">
            <text:p/>
          </draw:image>
        </draw:frame>
        <draw:frame draw:style-name="gr6" draw:layer="layout" svg:width="2.191cm" svg:height="0.963cm" svg:x="12.5cm" svg:y="5.537cm">
          <draw:text-box>
            <text:p>Paper</text:p>
          </draw:text-box>
        </draw:frame>
        <draw:line draw:style-name="gr3" draw:text-style-name="P1" draw:layer="layout" svg:x1="9.5cm" svg:y1="2.5cm" svg:x2="12.5cm" svg:y2="4.5cm">
          <text:p/>
        </draw:line>
        <draw:line draw:style-name="gr3" draw:text-style-name="P1" draw:layer="layout" svg:x1="9.5cm" svg:y1="7cm" svg:x2="12.5cm" svg:y2="5.5cm">
          <text:p/>
        </draw:line>
        <draw:frame draw:style-name="gr1" draw:text-style-name="P1" draw:layer="layout" svg:width="1.99cm" svg:height="1.947cm" svg:x="1.51cm" svg:y="10.053cm">
          <draw:image xlink:href="Pictures/100000000000005E0000005CDEF9CF39.png" xlink:type="simple" xlink:show="embed" xlink:actuate="onLoad">
            <text:p/>
          </draw:image>
        </draw:frame>
        <draw:frame draw:style-name="gr5" draw:layer="layout" svg:width="4cm" svg:height="0.963cm" svg:x="1cm" svg:y="12.037cm">
          <draw:text-box>
            <text:p>Ore Deposit</text:p>
          </draw:text-box>
        </draw:frame>
        <draw:frame draw:style-name="gr1" draw:text-style-name="P1" draw:layer="layout" svg:width="2.032cm" svg:height="1.905cm" svg:x="1.468cm" svg:y="13.595cm">
          <draw:image xlink:href="Pictures/10000000000000600000005A638B8A95.png" xlink:type="simple" xlink:show="embed" xlink:actuate="onLoad">
            <text:p/>
          </draw:image>
        </draw:frame>
        <draw:frame draw:style-name="gr6" draw:layer="layout" svg:width="4.481cm" svg:height="0.963cm" svg:x="1.019cm" svg:y="15.537cm">
          <draw:text-box>
            <text:p>Stone Deposit</text:p>
          </draw:text-box>
        </draw:frame>
        <draw:frame draw:style-name="gr1" draw:text-style-name="P1" draw:layer="layout" svg:width="1.99cm" svg:height="1.736cm" svg:x="1.51cm" svg:y="17.264cm">
          <draw:image xlink:href="Pictures/100000000000005E0000005285A5CA43.png" xlink:type="simple" xlink:show="embed" xlink:actuate="onLoad">
            <text:p/>
          </draw:image>
        </draw:frame>
        <draw:frame draw:style-name="gr6" draw:layer="layout" svg:width="4.058cm" svg:height="0.963cm" svg:x="1cm" svg:y="19.5cm">
          <draw:text-box>
            <text:p>Gold deposit</text:p>
          </draw:text-box>
        </draw:frame>
        <draw:frame draw:style-name="gr1" draw:text-style-name="P1" draw:layer="layout" svg:width="0.847cm" svg:height="0.995cm" svg:x="8.653cm" svg:y="10.5cm">
          <draw:image xlink:href="Pictures/10000000000000280000002F254905F5.png" xlink:type="simple" xlink:show="embed" xlink:actuate="onLoad">
            <text:p/>
          </draw:image>
        </draw:frame>
        <draw:frame draw:style-name="gr1" draw:text-style-name="P1" draw:layer="layout" svg:width="0.931cm" svg:height="0.847cm" svg:x="8.569cm" svg:y="14cm">
          <draw:image xlink:href="Pictures/100000000000002C000000285ADF2E59.png" xlink:type="simple" xlink:show="embed" xlink:actuate="onLoad">
            <text:p/>
          </draw:image>
        </draw:frame>
        <draw:frame draw:style-name="gr1" draw:text-style-name="P1" draw:layer="layout" svg:width="0.889cm" svg:height="0.931cm" svg:x="8.611cm" svg:y="17.569cm">
          <draw:image xlink:href="Pictures/100000000000002A0000002CAAB10732.png" xlink:type="simple" xlink:show="embed" xlink:actuate="onLoad">
            <text:p/>
          </draw:image>
        </draw:frame>
        <draw:frame draw:style-name="gr6" draw:layer="layout" svg:width="1.56cm" svg:height="0.963cm" svg:x="8.44cm" svg:y="11.537cm">
          <draw:text-box>
            <text:p>Ore</text:p>
          </draw:text-box>
        </draw:frame>
        <draw:frame draw:style-name="gr6" draw:layer="layout" svg:width="2.157cm" svg:height="0.963cm" svg:x="8cm" svg:y="15.037cm">
          <draw:text-box>
            <text:p>Stone</text:p>
          </draw:text-box>
        </draw:frame>
        <draw:frame draw:style-name="gr6" draw:layer="layout" svg:width="1.84cm" svg:height="0.963cm" svg:x="8.16cm" svg:y="18.537cm">
          <draw:text-box draw:corner-radius="0.34cm">
            <text:p>Gold</text:p>
          </draw:text-box>
        </draw:frame>
        <draw:line draw:style-name="gr3" draw:text-style-name="P1" draw:layer="layout" svg:x1="3.5cm" svg:y1="11cm" svg:x2="8.5cm" svg:y2="11cm">
          <text:p/>
        </draw:line>
        <draw:line draw:style-name="gr3" draw:text-style-name="P1" draw:layer="layout" svg:x1="3.5cm" svg:y1="14.5cm" svg:x2="8.5cm" svg:y2="14.5cm">
          <text:p/>
        </draw:line>
        <draw:line draw:style-name="gr3" draw:text-style-name="P1" draw:layer="layout" svg:x1="3.5cm" svg:y1="18cm" svg:x2="8.5cm" svg:y2="18cm">
          <text:p/>
        </draw:line>
        <draw:frame draw:style-name="gr6" draw:layer="layout" svg:width="5.146cm" svg:height="0.963cm" svg:x="13.96cm" svg:y="13.981cm">
          <draw:text-box>
            <text:p>Create Buildings</text:p>
          </draw:text-box>
        </draw:frame>
        <draw:line draw:style-name="gr3" draw:text-style-name="P1" draw:layer="layout" svg:x1="9.5cm" svg:y1="14.5cm" svg:x2="14cm" svg:y2="14.5cm">
          <text:p/>
        </draw:line>
        <draw:frame draw:style-name="gr6" draw:layer="layout" svg:width="5.713cm" svg:height="0.963cm" svg:x="14cm" svg:y="17.537cm">
          <draw:text-box>
            <text:p>Create Gold Coins</text:p>
          </draw:text-box>
        </draw:frame>
        <draw:line draw:style-name="gr3" draw:text-style-name="P1" draw:layer="layout" svg:x1="9.5cm" svg:y1="18cm" svg:x2="14cm" svg:y2="18cm">
          <text:p/>
        </draw:line>
        <draw:frame draw:style-name="gr6" draw:layer="layout" svg:width="5.599cm" svg:height="1.675cm" svg:x="14cm" svg:y="10.537cm">
          <draw:text-box>
            <text:p>Create Weapons, </text:p>
            <text:p>Equipment, Tools</text:p>
          </draw:text-box>
        </draw:frame>
        <draw:line draw:style-name="gr3" draw:text-style-name="P1" draw:layer="layout" svg:x1="9.5cm" svg:y1="11cm" svg:x2="14cm" svg:y2="11cm">
          <text:p/>
        </draw:line>
        <draw:frame draw:style-name="gr1" draw:text-style-name="P1" draw:layer="layout" svg:width="1.291cm" svg:height="1.122cm" svg:x="1.749cm" svg:y="20.779cm">
          <draw:image xlink:href="Pictures/100000000000003D000000355BA9711E.png" xlink:type="simple" xlink:show="embed" xlink:actuate="onLoad">
            <text:p/>
          </draw:image>
        </draw:frame>
        <draw:frame draw:style-name="gr6" draw:layer="layout" svg:width="3.63cm" svg:height="0.963cm" svg:x="1cm" svg:y="22.037cm">
          <draw:text-box>
            <text:p>Berry Bush</text:p>
          </draw:text-box>
        </draw:frame>
        <draw:frame draw:style-name="gr1" draw:text-style-name="P1" draw:layer="layout" svg:width="0.953cm" svg:height="1.058cm" svg:x="8.587cm" svg:y="20.901cm">
          <draw:image xlink:href="Pictures/100000000000002D00000032E533E1B3.png" xlink:type="simple" xlink:show="embed" xlink:actuate="onLoad">
            <text:p/>
          </draw:image>
        </draw:frame>
        <draw:line draw:style-name="gr3" draw:text-style-name="P1" draw:layer="layout" svg:x1="3.04cm" svg:y1="21.401cm" svg:x2="8.54cm" svg:y2="21.401cm">
          <text:p/>
        </draw:line>
        <draw:frame draw:style-name="gr6" draw:layer="layout" svg:width="2.686cm" svg:height="0.963cm" svg:x="5.04cm" svg:y="21.438cm">
          <draw:text-box>
            <text:p>Harvest</text:p>
          </draw:text-box>
        </draw:frame>
        <draw:frame draw:style-name="gr6" draw:layer="layout" svg:width="2.509cm" svg:height="0.963cm" svg:x="8.04cm" svg:y="21.901cm">
          <draw:text-box>
            <text:p>Berries</text:p>
          </draw:text-box>
        </draw:frame>
        <draw:frame draw:style-name="gr1" draw:text-style-name="P1" draw:layer="layout" svg:width="1.101cm" svg:height="2.201cm" svg:x="1.961cm" svg:y="23.336cm">
          <draw:image xlink:href="Pictures/1000000000000034000000681E6E38C5.png" xlink:type="simple" xlink:show="embed" xlink:actuate="onLoad">
            <text:p/>
          </draw:image>
        </draw:frame>
        <draw:frame draw:style-name="gr6" draw:layer="layout" svg:width="1.755cm" svg:height="0.963cm" svg:x="1.5cm" svg:y="25.537cm">
          <draw:text-box>
            <text:p>Vine</text:p>
          </draw:text-box>
        </draw:frame>
        <draw:frame draw:style-name="gr1" draw:text-style-name="P1" draw:layer="layout" svg:width="1.037cm" svg:height="1.101cm" svg:x="8.562cm" svg:y="24.037cm">
          <draw:image xlink:href="Pictures/1000000000000031000000345E811657.png" xlink:type="simple" xlink:show="embed" xlink:actuate="onLoad">
            <text:p/>
          </draw:image>
        </draw:frame>
        <draw:line draw:style-name="gr3" draw:text-style-name="P1" draw:layer="layout" svg:x1="3.062cm" svg:y1="24.537cm" svg:x2="8.562cm" svg:y2="24.537cm">
          <text:p/>
        </draw:line>
        <draw:frame draw:style-name="gr6" draw:layer="layout" svg:width="2.686cm" svg:height="0.963cm" svg:x="5.062cm" svg:y="24.574cm">
          <draw:text-box>
            <text:p>Harvest</text:p>
          </draw:text-box>
        </draw:frame>
        <draw:frame draw:style-name="gr1" draw:text-style-name="P1" draw:layer="layout" svg:width="0.931cm" svg:height="1.016cm" svg:x="15.062cm" svg:y="24.037cm">
          <draw:image xlink:href="Pictures/100000000000002C0000003070909169.png" xlink:type="simple" xlink:show="embed" xlink:actuate="onLoad">
            <text:p/>
          </draw:image>
        </draw:frame>
        <draw:line draw:style-name="gr3" draw:text-style-name="P1" draw:layer="layout" svg:x1="9.562cm" svg:y1="24.537cm" svg:x2="15.062cm" svg:y2="24.537cm">
          <text:p/>
        </draw:line>
        <draw:frame draw:style-name="gr6" draw:layer="layout" svg:width="2.581cm" svg:height="0.963cm" svg:x="8.062cm" svg:y="25.037cm">
          <draw:text-box>
            <text:p>Grapes</text:p>
          </draw:text-box>
        </draw:frame>
        <draw:frame draw:style-name="gr6" draw:layer="layout" svg:width="1.946cm" svg:height="0.963cm" svg:x="14.616cm" svg:y="25.037cm">
          <draw:text-box>
            <text:p>Wine</text:p>
          </draw:text-box>
        </draw:frame>
        <draw:frame draw:style-name="gr6" draw:layer="layout" svg:width="1.933cm" svg:height="0.963cm" svg:x="11.562cm" svg:y="24.537cm">
          <draw:text-box>
            <text:p>Brew</text:p>
          </draw:text-box>
        </draw:frame>
        <draw:frame draw:style-name="gr6" draw:layer="layout" svg:width="5.43cm" svg:height="0.963cm" svg:x="1cm" svg:y="27.737cm">
          <draw:text-box>
            <text:p>Night shade plant</text:p>
          </draw:text-box>
        </draw:frame>
        <draw:frame draw:style-name="gr6" draw:layer="layout" svg:width="3.88cm" svg:height="0.963cm" svg:x="7.12cm" svg:y="27.737cm">
          <draw:text-box>
            <text:p>Night shade</text:p>
          </draw:text-box>
        </draw:frame>
        <draw:frame draw:style-name="gr1" draw:text-style-name="P1" draw:layer="layout" svg:width="0.826cm" svg:height="1.058cm" svg:x="15.174cm" svg:y="26.942cm">
          <draw:image xlink:href="Pictures/1000000000000027000000320488BA3A.png" xlink:type="simple" xlink:show="embed" xlink:actuate="onLoad">
            <text:p/>
          </draw:image>
        </draw:frame>
        <draw:frame draw:style-name="gr1" draw:text-style-name="P1" draw:layer="layout" svg:width="1.228cm" svg:height="1.122cm" svg:x="2.272cm" svg:y="26.878cm">
          <draw:image xlink:href="Pictures/100000000000003A000000351883194C.png" xlink:type="simple" xlink:show="embed" xlink:actuate="onLoad">
            <text:p/>
          </draw:image>
        </draw:frame>
        <draw:frame draw:style-name="gr1" draw:text-style-name="P1" draw:layer="layout" svg:width="1.037cm" svg:height="1.08cm" svg:x="8.5cm" svg:y="26.92cm">
          <draw:image xlink:href="Pictures/100000000000003100000033A74EB7BB.png" xlink:type="simple" xlink:show="embed" xlink:actuate="onLoad">
            <text:p/>
          </draw:image>
        </draw:frame>
        <draw:frame draw:style-name="gr6" draw:layer="layout" svg:width="5.222cm" svg:height="0.963cm" svg:x="14.523cm" svg:y="27.896cm">
          <draw:text-box>
            <text:p>Poisons, Potions</text:p>
          </draw:text-box>
        </draw:frame>
        <draw:line draw:style-name="gr3" draw:text-style-name="P1" draw:layer="layout" svg:x1="3.5cm" svg:y1="27.5cm" svg:x2="8.5cm" svg:y2="27.5cm">
          <text:p/>
        </draw:line>
        <draw:line draw:style-name="gr3" draw:text-style-name="P1" draw:layer="layout" svg:x1="9.5cm" svg:y1="27.5cm" svg:x2="15cm" svg:y2="27.5cm">
          <text:p/>
        </draw:line>
        <draw:frame draw:style-name="gr1" draw:text-style-name="P1" draw:layer="layout" svg:width="0.995cm" svg:height="1.143cm" svg:x="15cm" svg:y="4.357cm">
          <draw:image xlink:href="Pictures/100000000000002F000000367D029D86.png" xlink:type="simple" xlink:show="embed" xlink:actuate="onLoad">
            <text:p/>
          </draw:image>
        </draw:frame>
        <draw:line draw:style-name="gr3" draw:text-style-name="P1" draw:layer="layout" svg:x1="14cm" svg:y1="5cm" svg:x2="15cm" svg:y2="5cm">
          <text:p/>
        </draw:line>
        <draw:frame draw:style-name="gr6" draw:layer="layout" svg:width="3.69cm" svg:height="0.963cm" svg:x="16cm" svg:y="4.537cm">
          <draw:text-box>
            <text:p>Newspaper</text:p>
          </draw:text-box>
        </draw:frame>
        <draw:frame draw:style-name="gr1" draw:text-style-name="P1" draw:layer="layout" svg:width="0.847cm" svg:height="0.974cm" svg:x="15cm" svg:y="7.026cm">
          <draw:image xlink:href="Pictures/10000000000000280000002EA051D0FC.png" xlink:type="simple" xlink:show="embed" xlink:actuate="onLoad">
            <text:p/>
          </draw:image>
        </draw:frame>
        <draw:line draw:style-name="gr3" draw:text-style-name="P1" draw:layer="layout" svg:x1="14cm" svg:y1="5.5cm" svg:x2="15cm" svg:y2="7cm">
          <text:p/>
        </draw:line>
        <draw:frame draw:style-name="gr6" draw:layer="layout" svg:width="3.279cm" svg:height="0.963cm" svg:x="15.721cm" svg:y="7.037cm">
          <draw:text-box>
            <text:p>Spellbook</text:p>
          </draw:text-box>
        </draw:frame>
        <draw:frame draw:style-name="gr1" draw:text-style-name="P1" draw:layer="layout" svg:width="1.058cm" svg:height="1.736cm" svg:x="14.942cm" svg:y="1.264cm">
          <draw:image xlink:href="Pictures/1000000000000032000000527E8428F2.png" xlink:type="simple" xlink:show="embed" xlink:actuate="onLoad">
            <text:p/>
          </draw:image>
        </draw:frame>
        <draw:line draw:style-name="gr3" draw:text-style-name="P1" draw:layer="layout" svg:x1="9.5cm" svg:y1="2.5cm" svg:x2="15cm" svg:y2="2cm">
          <text:p/>
        </draw:line>
        <draw:frame draw:style-name="gr6" draw:layer="layout" svg:width="3.038cm" svg:height="0.963cm" svg:x="16cm" svg:y="1.537cm">
          <draw:text-box>
            <text:p>Furnitu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6M16S</meta:editing-duration>
    <meta:editing-cycles>21</meta:editing-cycles>
    <meta:generator>OpenOffice.org/3.4.1$Win32 OpenOffice.org_project/341m1$Build-9593</meta:generator>
    <dc:date>2016-12-04T12:44:51.78</dc:date>
    <meta:document-statistic meta:object-count="69"/>
  </office:meta>
</office:document-meta>
</file>